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63000025E000004B49D8C0341B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5" style:family="paragraph" style:parent-style-name="Standard">
      <style:text-properties style:font-name="Times New Roman1" fo:font-size="12pt" fo:language="ru" fo:country="RU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1.217cm" style:auto-text-indent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4pt" fo:language="ru" fo:country="RU" fo:font-style="italic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text-align="start" style:justify-single-word="false" fo:text-indent="1.244cm" style:auto-text-indent="false"/>
      <style:text-properties style:font-name="Times New Roman1" fo:font-size="14pt" fo:language="ru" fo:country="RU" fo:font-weight="normal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Text_20_body">
      <style:paragraph-properties fo:margin-left="0cm" fo:margin-right="0cm" fo:text-align="start" style:justify-single-word="false" fo:text-indent="0.794cm" style:auto-text-indent="false"/>
      <style:text-properties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en" fo:country="US" fo:font-style="normal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style:font-name="Times New Roman1" fo:font-size="14pt" fo:language="en" fo:country="US" fo:font-weight="normal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ru" fo:country="RU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font-size="14pt" fo:language="ru" fo:country="RU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en" fo:country="US" fo:font-weight="normal" style:font-weight-asian="normal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1.244cm" style:auto-text-indent="false"/>
      <style:text-properties fo:language="en" fo:country="US"/>
    </style:style>
    <style:style style:name="P24" style:family="paragraph" style:parent-style-name="Text_20_body">
      <style:paragraph-properties fo:margin-left="0cm" fo:margin-right="0cm" fo:text-align="start" style:justify-single-word="false" fo:text-indent="1.111cm" style:auto-text-indent="false"/>
      <style:text-properties style:font-name="Times New Roman1" fo:font-size="14pt" fo:language="ru" fo:country="RU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5" style:family="paragraph" style:parent-style-name="Text_20_body">
      <style:paragraph-properties fo:margin-left="0cm" fo:margin-right="0cm" fo:text-align="justify" style:justify-single-word="false" fo:text-indent="0.953cm" style:auto-text-indent="false"/>
      <style:text-properties fo:font-size="14pt" fo:language="ru" fo:country="RU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0cm" fo:text-align="justify" style:justify-single-word="false" fo:text-indent="0.953cm" style:auto-text-indent="false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font-size="14pt"/>
    </style:style>
    <style:style style:name="T3" style:family="text">
      <style:text-properties style:font-name="Times New Roman1" fo:font-size="14pt" fo:language="ru" fo:country="RU" style:language-asian="zxx" style:country-asian="none" style:language-complex="zxx" style:country-complex="none"/>
    </style:style>
    <style:style style:name="T4" style:family="text">
      <style:text-properties style:font-name="Times New Roman1" fo:font-size="14pt" fo:language="en" fo:country="US" style:language-asian="zxx" style:country-asian="none" style:language-complex="zxx" style:country-complex="none"/>
    </style:style>
    <style:style style:name="T5" style:family="text">
      <style:text-properties style:font-name="Times New Roman1" fo:font-size="14pt" style:language-asian="zxx" style:country-asian="none" style:language-complex="zxx" style:country-complex="none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T7" style:family="text">
      <style:text-properties fo:font-size="14pt"/>
    </style:style>
    <style:style style:name="T8" style:family="text">
      <style:text-properties fo:font-size="14pt" fo:language="en" fo:country="US"/>
    </style:style>
    <style:style style:name="T9" style:family="text">
      <style:text-properties fo:font-size="14pt" fo:font-style="italic" style:font-style-asian="italic" style:font-style-complex="italic"/>
    </style:style>
    <style:style style:name="T10" style:family="text">
      <style:text-properties fo:font-style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language="ru" fo:country="RU" fo:font-style="italic" style:font-style-asian="italic" style:font-style-complex="italic"/>
    </style:style>
    <style:style style:name="T14" style:family="text">
      <style:text-properties fo:font-variant="normal" fo:text-transform="none"/>
    </style:style>
    <style:style style:name="T15" style:family="text">
      <style:text-properties fo:font-variant="normal" fo:text-transform="none" fo:font-size="14pt"/>
    </style:style>
    <style:style style:name="T16" style:family="text">
      <style:text-properties fo:font-variant="normal" fo:text-transform="none" style:font-name="Symbol" fo:font-size="14pt"/>
    </style:style>
    <style:style style:name="T17" style:family="text">
      <style:text-properties fo:font-weight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style:font-name="Symbol" fo:font-size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3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ФЕДЕРАЛЬНОЕ АГЕНСТВО ПО ОБРАЗОВАНИЮ</text:p>
      <text:p text:style-name="P1">ГОСУДАРСТВЕННОЕ ОБРАЗОВАТЕЛЬНОЕ УЧРЕЖДЕНИЕ</text:p>
      <text:p text:style-name="P1">ВЫСШЕГО ПРОФЕССИОНАЛЬНОГО ОБРАЗОВАНИЯ</text:p>
      <text:p text:style-name="P1">ВЯТСКИЙ ГОСУДАРСТВЕННЫЙ УНИВЕРСИТЕТ</text:p>
      <text:p text:style-name="P1">ФАКУЛЬТЕТ ПРИКЛАДНОЙ МАТЕМАТИКИ И ТЕЛЕКОММУНИКАЦИЙ</text:p>
      <text:p text:style-name="P1">КАФЕДРА ПРИКЛАДНОЙ МАТЕМАТИКИ И ТЕЛЕКОММУНИКАЦИЙ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Отчёт по лабораторной работе №6</text:p>
      <text:p text:style-name="P1">По дисциплине «Практикум на ЭВМ»</text:p>
      <text:p text:style-name="P1">Тема: «Структур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ыполнил:<text:tab/> <text:s text:c="17"/>студент группы ПМ-11_________________Кислицын И.К.</text:p>
      <text:p text:style-name="P2">Проверил: <text:s text:c="13"/>преподаватель кафедры ПМ и И______________Минина И.Н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Киров 2009</text:p>
      <text:p text:style-name="P6">Цель работы</text:p>
      <text:p text:style-name="P3"/>
      <text:p text:style-name="P9">Изучить особенности работы с составным типом данных – структуры </text:p>
      <text:p text:style-name="P12">Задание</text:p>
      <text:p text:style-name="P8">Вариант 12</text:p>
      <text:p text:style-name="P25">1.)<text:span text:style-name="T14"> </text:span>Описать структуру с именем <text:span text:style-name="T12">NOTE</text:span>, содержащую следующие поля:</text:p>
      <text:p text:style-name="P26"><text:span text:style-name="T21">·</text:span><text:span text:style-name="T16"> </text:span><text:span text:style-name="T7">фамилия, имя;</text:span></text:p>
      <text:p text:style-name="P26"><text:span text:style-name="T21">·</text:span><text:span text:style-name="T16"> </text:span><text:span text:style-name="T7">номер телефона;</text:span></text:p>
      <text:p text:style-name="P26"><text:span text:style-name="T21">·</text:span><text:span text:style-name="T7">день рождения (массив из трех чисел).</text:span></text:p>
      <text:p text:style-name="P26"><text:span text:style-name="T7">2.)</text:span><text:span text:style-name="T15"> </text:span><text:span text:style-name="T7">Написать программу, выполняющую следующие действия:</text:span></text:p>
      <text:p text:style-name="P26"><text:span text:style-name="T21">·</text:span><text:span text:style-name="T16"> </text:span><text:span text:style-name="T7">ввод с клавиатуры данных в массив, состоящий из восьми элементов типа <text:tab/></text:span><text:span text:style-name="T8">NOTE</text:span><text:span text:style-name="T7">, записи должны быть упорядочены по датам дней рождения;</text:span></text:p>
      <text:p text:style-name="P26"><text:span text:style-name="T21">·</text:span><text:span text:style-name="T16"> </text:span><text:span text:style-name="T7">вывод на дисплей информации о человеке, номер телефона которого <text:tab/>введен с клавиатуры;</text:span></text:p>
      <text:p text:style-name="P26"><text:span text:style-name="T21">·</text:span><text:span text:style-name="T16"> </text:span><text:span text:style-name="T7">если такого нет, выдать на дисплей соответствующее сообщение.</text:span></text:p>
      <text:p text:style-name="P2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Схема алгоритма работы программы</text:p>
      <text:p text:style-name="P4"/>
      <text:p text:style-name="P4"><draw:frame draw:style-name="fr1" draw:name="Графический объект1" text:anchor-type="paragraph" svg:width="14.014cm" svg:height="19.272cm" draw:z-index="0"><draw:image xlink:href="Pictures/20000163000025E000004B49D8C0341B.svm" xlink:type="simple" xlink:show="embed" xlink:actuate="onLoad"/></draw:frame><draw:frame text:anchor-type="paragraph" draw:z-index="1" draw:style-name="gr1" svg:width="1.033cm" svg:height="0.532cm" svg:x="6.117cm" svg:y="16.134cm"><draw:text-box><text:p>f == 8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Листинг программы</text:p>
      <text:p text:style-name="P4"/>
      <text:p text:style-name="P3">#include "stdafx.h"</text:p>
      <text:p text:style-name="P3">#include &lt;stdio.h&gt;</text:p>
      <text:p text:style-name="P3">#include &lt;stdlib.h&gt;</text:p>
      <text:p text:style-name="P3">#include &lt;conio.h&gt;</text:p>
      <text:p text:style-name="P3">#include &lt;math.h&gt;</text:p>
      <text:p text:style-name="P3">#include &lt;locale.h&gt;</text:p>
      <text:p text:style-name="P3">#include &lt;windows.h&gt;</text:p>
      <text:p text:style-name="P3">#define N 8</text:p>
      <text:p text:style-name="P3"/>
      <text:p text:style-name="P3"/>
      <text:p text:style-name="P3">int main()</text:p>
      <text:p text:style-name="P3">{<text:tab/></text:p>
      <text:p text:style-name="P3"><text:tab/>system("CLS");<text:tab/><text:tab/>//<text:span text:style-name="T11">очистка экрана</text:span></text:p>
      <text:p text:style-name="P3"><text:tab/>setlocale(LC_ALL, "Russian");</text:p>
      <text:p text:style-name="P3"><text:tab/>struct NOTE<text:tab/><text:tab/>//<text:span text:style-name="T11">описание структуры</text:span></text:p>
      <text:p text:style-name="P3"><text:tab/>{</text:p>
      <text:p text:style-name="P3"><text:tab/><text:tab/>char sur[30];</text:p>
      <text:p text:style-name="P3"><text:tab/><text:tab/>char name[20];</text:p>
      <text:p text:style-name="P3"><text:tab/><text:tab/>unsigned long int telno;</text:p>
      <text:p text:style-name="P3"><text:tab/><text:tab/>unsigned int dr[3];</text:p>
      <text:p text:style-name="P3"><text:tab/>}stry[N], n;</text:p>
      <text:p text:style-name="P3"><text:tab/>int i, j, k = 0, f = 0, z, y = 0, p, v;</text:p>
      <text:p text:style-name="P3"><text:tab/>for(i = 0; i &lt; N; i++)<text:tab/>//<text:span text:style-name="T11">заполнение структуры</text:span></text:p>
      <text:p text:style-name="P3"><text:tab/>{</text:p>
      <text:p text:style-name="P3"><text:tab/><text:tab/>system("CLS");</text:p>
      <text:p text:style-name="P3"><text:tab/><text:tab/>printf("Введите данные для структуры № %d\n\n", i + 1);</text:p>
      <text:p text:style-name="P3"><text:tab/><text:tab/>printf("\tВведите фамилию\n");</text:p>
      <text:p text:style-name="P3"><text:tab/><text:tab/>scanf("%s", &amp;stry[i].sur);</text:p>
      <text:p text:style-name="P3"><text:tab/><text:tab/>printf("\tВведите имя\n");</text:p>
      <text:p text:style-name="P3"><text:tab/><text:tab/>scanf("%s", &amp;stry[i].name);<text:tab/><text:tab/><text:tab/><text:tab/><text:tab/><text:tab/><text:tab/><text:tab/><text:tab/><text:tab/><text:tab/><text:tab/><text:tab/><text:tab/><text:tab/>//<text:span text:style-name="T11">ввод структуры</text:span></text:p>
      <text:p text:style-name="P3"><text:tab/><text:tab/>printf("\tВведите номер телефона\n");</text:p>
      <text:p text:style-name="P3"><text:tab/><text:tab/>scanf("%d", &amp;stry[i].telno);</text:p>
      <text:p text:style-name="P3"><text:tab/><text:tab/>printf("\tВведите дату рождения:\n");</text:p>
      <text:p text:style-name="P3"><text:tab/><text:tab/>printf("\t\tВведите день рождения:\n");</text:p>
      <text:p text:style-name="P3"><text:tab/><text:tab/>scanf_s("%d", &amp;stry[i].dr[0]);</text:p>
      <text:p text:style-name="P3"><text:tab/><text:tab/>printf("\t\tВведите месяц рождения:\n");</text:p>
      <text:p text:style-name="P3"><text:tab/><text:tab/>scanf_s("%d", &amp;stry[i].dr[1]);</text:p>
      <text:p text:style-name="P3"><text:tab/><text:tab/>printf("\t\tВведите год рождения:\n");</text:p>
      <text:p text:style-name="P3"><text:tab/><text:tab/>scanf_s("%d", &amp;stry[i].dr[2]);</text:p>
      <text:p text:style-name="P3"><text:tab/>}</text:p>
      <text:p text:style-name="P3"><text:soft-page-break/><text:tab/>system("CLS");</text:p>
      <text:p text:style-name="P3"><text:tab/>for(i = 0; i &lt; N; i++)</text:p>
      <text:p text:style-name="P3"><text:tab/><text:tab/>for(j = i + 1; j &lt; N; j++)<text:tab/><text:tab/>//<text:span text:style-name="T11">упорядочивание по дате рождения</text:span></text:p>
      <text:p text:style-name="P3"><text:tab/><text:tab/>{</text:p>
      <text:p text:style-name="P3"><text:tab/><text:tab/><text:tab/>if(stry[i].dr[2]*10000 + stry[i].dr[1]*100 + stry[i].dr[0] &gt; <text:tab/>stry[j].dr[2]*10000 + stry[j].dr[1]*100 + stry[j].dr[0])</text:p>
      <text:p text:style-name="P3"><text:tab/><text:tab/><text:tab/><text:tab/>{</text:p>
      <text:p text:style-name="P3"><text:tab/><text:tab/><text:tab/><text:tab/><text:tab/>n = stry[i];</text:p>
      <text:p text:style-name="P3"><text:tab/><text:tab/><text:tab/><text:tab/><text:tab/>stry[i] = stry[j];</text:p>
      <text:p text:style-name="P3"><text:tab/><text:tab/><text:tab/><text:tab/><text:tab/>stry[j] = n;</text:p>
      <text:p text:style-name="P3"><text:tab/><text:tab/><text:tab/><text:tab/>}</text:p>
      <text:p text:style-name="P3"><text:tab/><text:tab/>}</text:p>
      <text:p text:style-name="P3"/>
      <text:p text:style-name="P3"><text:tab/><text:tab/><text:tab/><text:tab/><text:tab/><text:tab/><text:tab/></text:p>
      <text:p text:style-name="P3"><text:tab/>system("CLS");<text:tab/><text:tab/><text:tab/>//<text:span text:style-name="T11">ввод и поиск по номеру телефона</text:span></text:p>
      <text:p text:style-name="P3"><text:tab/>printf("\t\tПоиск данных по номеру телефона\n\tВведите номер\ <text:tab/>телефона\n");</text:p>
      <text:p text:style-name="P3"><text:tab/>scanf("%d", &amp;z);</text:p>
      <text:p text:style-name="P3"><text:tab/>f = 0;</text:p>
      <text:p text:style-name="P3"><text:tab/>for(i = 0; i &lt; N; i++)</text:p>
      <text:p text:style-name="P3"><text:tab/>{</text:p>
      <text:p text:style-name="P3"><text:tab/><text:tab/>f++;</text:p>
      <text:p text:style-name="P3"><text:tab/><text:tab/>if (stry[i].telno == z)</text:p>
      <text:p text:style-name="P3"><text:tab/><text:tab/>{</text:p>
      <text:p text:style-name="P3"><text:tab/><text:tab/><text:tab/>printf("\t\tИмя:\n%s\n", stry[i].name);</text:p>
      <text:p text:style-name="P3"><text:tab/><text:tab/><text:tab/>printf("\t\tФамилия:\n%s\n", stry[i].sur);</text:p>
      <text:p text:style-name="P3"><text:tab/><text:tab/><text:tab/>printf("\t\tДата рождения:\n%d.%d.%d\n", stry[i].dr[0], <text:tab/>stry[i].dr[1], stry[i].dr[2]);</text:p>
      <text:p text:style-name="P3"><text:tab/><text:tab/><text:tab/>f--;</text:p>
      <text:p text:style-name="P3"/>
      <text:p text:style-name="P3"><text:tab/><text:tab/>}</text:p>
      <text:p text:style-name="P3"><text:tab/>}</text:p>
      <text:p text:style-name="P3"><text:tab/>if(f == N)</text:p>
      <text:p text:style-name="P3"><text:tab/>{</text:p>
      <text:p text:style-name="P3"><text:tab/><text:tab/>system("CLS");</text:p>
      <text:p text:style-name="P3"><text:tab/><text:tab/>printf("Ошибка, данных с таким номером телефона не найдено");</text:p>
      <text:p text:style-name="P3"><text:tab/>}</text:p>
      <text:p text:style-name="P3"><text:tab/>_getch();</text:p>
      <text:p text:style-name="P3"><text:tab/>return 0;</text:p>
      <text:p text:style-name="P3">}</text:p>
      <text:p text:style-name="P3"/>
      <text:p text:style-name="P3"/>
      <text:p text:style-name="P3"/>
      <text:p text:style-name="P3"/>
      <text:p text:style-name="P3"/>
      <text:p text:style-name="P4"><text:soft-page-break/>Ответы на контрольные вопросы:</text:p>
      <text:p text:style-name="P24">В каких случаях используется определение структуры без указания имени структурного типа?</text:p>
      <text:p text:style-name="P15"><text:span text:style-name="T1"><text:tab/></text:span><text:span text:style-name="T6">В тех случаях, когда мы заранее знаем, сколько переменных данной <text:tab/>структуры понадобится, в ходе программы новые переменные данного <text:tab/>структурного типа добавляться не будут.</text:span><text:span text:style-name="T6"><text:tab/><text:tab/></text:span></text:p>
      <text:p text:style-name="P16">Как связано определение структурного типа с выделением памяти?</text:p>
      <text:p text:style-name="P21"><text:span text:style-name="T6">При определении структурного типа память не выделяется.</text:span></text:p>
      <text:p text:style-name="P11"><text:span text:style-name="T2">Каким образом можно определить реальный размер памяти в байтах, который выделяется для структуры? <text:s text:c="2"/></text:span><text:span text:style-name="T7"><text:s/></text:span></text:p>
      <text:p text:style-name="P10"><text:span text:style-name="T7"><text:tab/></text:span><text:span text:style-name="T8">struct note {int abc} ddd;</text:span></text:p>
      <text:p text:style-name="P10"><text:span text:style-name="T8">sizeof(note); <text:s text:c="3"/>//</text:span><text:span text:style-name="T9">Возвратит реальный размер структуры в байтах</text:span></text:p>
      <text:p text:style-name="P16">Каким образом осуществляется доступ к элементам структуры? Приведите примеры </text:p>
      <text:p text:style-name="P20"><text:span text:style-name="T3">/*По имени:/* <text:s/></text:span><text:span text:style-name="T4">ddd.abc = 20;</text:span><text:span text:style-name="T3"> </text:span></text:p>
      <text:p text:style-name="P22"><text:span text:style-name="T5">/*</text:span><text:span text:style-name="T3">Через указатель*/<text:tab/></text:span><text:span text:style-name="T5">struct note *fff;</text:span></text:p>
      <text:p text:style-name="P22"><text:span text:style-name="T5"><text:tab/><text:tab/><text:tab/><text:tab/><text:tab/>...</text:span></text:p>
      <text:p text:style-name="P23"><text:tab/><text:tab/><text:tab/><text:tab/><text:tab/>fff-&gt;abc = 35;</text:p>
      <text:p text:style-name="P16">Приведите примеры определения массивов структур </text:p>
      <text:p text:style-name="P18">struct note mas[20];</text:p>
      <text:p text:style-name="P17"><text:span text:style-name="T13"/></text:p>
      <text:p text:style-name="P4">Краткие выводы </text:p>
      <text:p text:style-name="P7">В ходе выполнения данной лабораторной работы был изучен <text:s/>механизм <text:tab/>составления и организации структур, получен опыт работы с ни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9H47M45S</meta:editing-duration>
    <meta:editing-cycles>29</meta:editing-cycles>
    <meta:generator>OpenOffice.org/3.1$Win32 OpenOffice.org_project/310m19$Build-9420</meta:generator>
    <dc:date>2009-11-13T18:15:43.67</dc:date>
    <meta:print-date>2009-11-13T18:13:40.45</meta:print-date>
    <meta:document-statistic meta:table-count="0" meta:image-count="1" meta:object-count="0" meta:page-count="6" meta:paragraph-count="116" meta:word-count="490" meta:character-count="3884"/>
    <meta:user-defined meta:name="Info 1"/>
    <meta:user-defined meta:name="Info 2"/>
    <meta:user-defined meta:name="Info 3"/>
    <meta:user-defined meta:name="Info 4"/>
  </office:meta>
</office:document-meta>
</file>